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80000024D7BCE4748073414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72d2" officeooo:paragraph-rsid="001572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Obrázek1" text:anchor-type="char" svg:width="17cm" svg:height="15.079cm" draw:z-index="0"><draw:image xlink:href="Pictures/10000001000002980000024D7BCE4748073414BE.png" xlink:type="simple" xlink:show="embed" xlink:actuate="onLoad" draw:mime-type="image/png"/></draw:frame>Trigger is on table code before delete insert code into used_co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09:49:44.607000000</dc:date>
    <meta:editing-duration>PT31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1" meta:word-count="11" meta:character-count="65" meta:non-whitespace-character-count="55"/>
  </office:meta>
</office:document-meta>
</file>